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35cm" fo:min-width="15.058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72cm" fo:min-width="2.992cm"/>
      <style:paragraph-properties style:writing-mode="lr-tb"/>
    </style:style>
    <style:style style:name="gr3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ffbf00" draw:fill="none" draw:fill-color="#ffffff" fo:min-height="1.1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0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0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6.985cm" svg:x="2.587cm" svg:y="4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2cm" svg:height="2.222cm" svg:x="5.127cm" svg:y="6.716cm">
          <text:p text:style-name="P2">Web applica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2cm" svg:height="2.222cm" svg:x="13.065cm" svg:y="6.716cm">
          <text:p text:style-name="P2">Node serve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62cm" svg:y1="7.985cm" svg:x2="13.065cm" svg:y2="7.985cm">
          <text:p/>
        </draw:line>
        <draw:frame draw:style-name="gr4" draw:text-style-name="P5" draw:layer="layout" svg:width="4.763cm" svg:height="1.353cm" svg:x="2.587cm" svg:y="4.81cm">
          <draw:text-box>
            <text:p><text:span text:style-name="T1">Nasa project</text:span></text:p>
          </draw:text-box>
        </draw:frame>
        <draw:frame draw:style-name="gr5" draw:text-style-name="P6" draw:layer="layout" svg:width="1.607cm" svg:height="0.725cm" svg:x="9.89cm" svg:y="7.26cm">
          <draw:text-box>
            <text:p>HTTP</text:p>
          </draw:text-box>
        </draw:frame>
        <draw:custom-shape draw:style-name="gr6" draw:text-style-name="P1" draw:layer="layout" svg:width="0.318cm" svg:height="0.001cm" svg:x="-2.81cm" svg:y="3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03T14:47:01.735329617</meta:creation-date>
    <meta:editing-duration>P1DT5H21M54S</meta:editing-duration>
    <meta:editing-cycles>5</meta:editing-cycles>
    <meta:generator>LibreOffice/7.3.4.2$Linux_X86_64 LibreOffice_project/30$Build-2</meta:generator>
    <dc:date>2022-07-12T22:39:21.153529609</dc:date>
    <meta:document-statistic meta:object-count="7"/>
  </office:meta>
</office:document-meta>
</file>